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text:span text:style-name="T17">https://blog.csdn.net/hitzsf/article/details/108812676</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90</meta:editing-cycles>
    <dc:date>2022-01-24T22:20:17</dc:date>
    <meta:creation-date>2008-08-22T11:41:04</meta:creation-date>
  </office:meta>
</office:document-meta>
</file>